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756in"/>
    </style:style>
    <style:style style:name="co3" style:family="table-column">
      <style:table-column-properties fo:break-before="auto" style:column-width="1.2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inear Velocity" table:style-name="ta1">
        <table:shapes>
          <draw:frame draw:z-index="0" draw:style-name="gr1" draw:text-style-name="P1" svg:width="6.3417in" svg:height="3.4228in" svg:x="7.3354in" svg:y="0.1012in">
            <draw:object draw:notify-on-update-of-ranges="'Linear Velocity'.B1:'Linear Velocity'.B1 'Linear Velocity'.B2:'Linear Velocity'.B12 'Linear Velocity'.D1:'Linear Velocity'.D1 'Linear Velocity'.D2:'Linear Velocity'.D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7.4323in" svg:y="3.6579in">
            <draw:object draw:notify-on-update-of-ranges="'Linear Velocity'.B1:'Linear Velocity'.B1 'Linear Velocity'.B2:'Linear Velocity'.B7 'Linear Velocity'.D1:'Linear Velocity'.D1 'Linear Velocity'.D2:'Linear Velocity'.D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 [m]</text:p>
          </table:table-cell>
          <table:table-cell office:value-type="string" calcext:value-type="string">
            <text:p>command v</text:p>
          </table:table-cell>
          <table:table-cell office:value-type="string" calcext:value-type="string">
            <text:p>t [s]</text:p>
          </table:table-cell>
          <table:table-cell office:value-type="string" calcext:value-type="string">
            <text:p>v_actual [m/s]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39.23" calcext:value-type="float">
            <text:p>39.23</text:p>
          </table:table-cell>
          <table:table-cell table:formula="of:=[.A2]/[.C2]" office:value-type="float" office:value="0.0509813917919959" calcext:value-type="float">
            <text:p>0.05098139179199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20.19" calcext:value-type="float">
            <text:p>20.19</text:p>
          </table:table-cell>
          <table:table-cell table:formula="of:=[.A2]/[.C3]" office:value-type="float" office:value="0.0990589400693412" calcext:value-type="float">
            <text:p>0.0990589400693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25" calcext:value-type="float">
            <text:p>0.125</text:p>
          </table:table-cell>
          <table:table-cell office:value-type="float" office:value="16.47" calcext:value-type="float">
            <text:p>16.47</text:p>
          </table:table-cell>
          <table:table-cell table:formula="of:=[.A2]/[.C4]" office:value-type="float" office:value="0.121432908318154" calcext:value-type="float">
            <text:p>0.1214329083181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75" calcext:value-type="float">
            <text:p>0.175</text:p>
          </table:table-cell>
          <table:table-cell office:value-type="float" office:value="11.19" calcext:value-type="float">
            <text:p>11.19</text:p>
          </table:table-cell>
          <table:table-cell table:formula="of:=[.A2]/[.C5]" office:value-type="float" office:value="0.178731009830206" calcext:value-type="float">
            <text:p>0.1787310098302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9" calcext:value-type="float">
            <text:p>0.19</text:p>
          </table:table-cell>
          <table:table-cell office:value-type="float" office:value="10.92" calcext:value-type="float">
            <text:p>10.92</text:p>
          </table:table-cell>
          <table:table-cell table:formula="of:=[.A2]/[.C6]" office:value-type="float" office:value="0.183150183150183" calcext:value-type="float">
            <text:p>0.18315018315018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10.26" calcext:value-type="float">
            <text:p>10.26</text:p>
          </table:table-cell>
          <table:table-cell table:formula="of:=[.A2]/[.C7]" office:value-type="float" office:value="0.194931773879142" calcext:value-type="float">
            <text:p>0.194931773879142</text:p>
          </table:table-cell>
          <table:table-cell/>
          <table:table-cell office:value-type="string" calcext:value-type="string">
            <text:p>start of max region</text:p>
          </table:table-cell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10.13" calcext:value-type="float">
            <text:p>10.13</text:p>
          </table:table-cell>
          <table:table-cell table:formula="of:=[.A2]/[.C8]" office:value-type="float" office:value="0.197433366238894" calcext:value-type="float">
            <text:p>0.19743336623889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table:formula="of:=[.A2]/[.C9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10.1" calcext:value-type="float">
            <text:p>10.1</text:p>
          </table:table-cell>
          <table:table-cell table:formula="of:=[.A2]/[.C10]" office:value-type="float" office:value="0.198019801980198" calcext:value-type="float">
            <text:p>0.19801980198019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.13" calcext:value-type="float">
            <text:p>10.13</text:p>
          </table:table-cell>
          <table:table-cell table:formula="of:=[.A2]/[.C11]" office:value-type="float" office:value="0.197433366238894" calcext:value-type="float">
            <text:p>0.19743336623889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.21" calcext:value-type="float">
            <text:p>10.21</text:p>
          </table:table-cell>
          <table:table-cell table:formula="of:=[.A2]/[.C12]" office:value-type="float" office:value="0.19588638589618" calcext:value-type="float">
            <text:p>0.19588638589618</text:p>
          </table:table-cell>
          <table:table-cell table:number-columns-repeated="2"/>
        </table:table-row>
      </table:table>
      <table:table table:name="Angular Velocity" table:style-name="ta1">
        <table:shapes>
          <draw:frame draw:z-index="0" draw:style-name="gr1" draw:text-style-name="P1" svg:width="6.3079in" svg:height="3.5453in" svg:x="5.5488in" svg:y="0.2299in">
            <draw:object draw:notify-on-update-of-ranges="'Angular Velocity'.B1:'Angular Velocity'.B1 'Angular Velocity'.B2:'Angular Velocity'.B5 'Angular Velocity'.D1:'Angular Velocity'.D1 'Angular Velocity'.D2:'Angular Velocity'.D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otation [deg]</text:p>
          </table:table-cell>
          <table:table-cell office:value-type="string" calcext:value-type="string">
            <text:p>command w</text:p>
          </table:table-cell>
          <table:table-cell office:value-type="string" calcext:value-type="string">
            <text:p>t [s]</text:p>
          </table:table-cell>
          <table:table-cell office:value-type="string" calcext:value-type="string">
            <text:p>w_actual [deg/s]</text:p>
          </table:table-cell>
        </table:table-row>
        <table:table-row table:style-name="ro1">
          <table:table-cell table:formula="of:=360"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A2]/[.C2]" office:value-type="float" office:value="58.0645161290323" calcext:value-type="float">
            <text:p>58.064516129032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.23" calcext:value-type="float">
            <text:p>3.23</text:p>
          </table:table-cell>
          <table:table-cell table:formula="of:=[.A2]/[.C3]" office:value-type="float" office:value="111.455108359133" calcext:value-type="float">
            <text:p>111.45510835913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.55" calcext:value-type="float">
            <text:p>2.55</text:p>
          </table:table-cell>
          <table:table-cell table:formula="of:=[.A2]/[.C4]" office:value-type="float" office:value="141.176470588235" calcext:value-type="float">
            <text:p>141.17647058823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.63" calcext:value-type="float">
            <text:p>2.63</text:p>
          </table:table-cell>
          <table:table-cell table:formula="of:=[.A2]/[.C5]" office:value-type="float" office:value="136.882129277567" calcext:value-type="float">
            <text:p>136.882129277567</text:p>
          </table:table-cell>
        </table:table-row>
      </table:table>
      <table:named-expressions/>
      <table:database-ranges>
        <table:database-range table:name="__Anonymous_Sheet_DB__0" table:target-range-address="'Linear Velocity'.B2:'Linear Velocity'.F1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1T16:49:03.578897830</meta:creation-date>
    <dc:date>2023-02-21T18:53:27.637827292</dc:date>
    <meta:editing-duration>PT3M22S</meta:editing-duration>
    <meta:editing-cycles>2</meta:editing-cycles>
    <meta:generator>LibreOffice/6.4.7.2$Linux_X86_64 LibreOffice_project/40$Build-2</meta:generator>
    <meta:document-statistic meta:table-count="2" meta:cell-count="56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109cm" svg:height="8.695cm" xlink:href=".." xlink:type="simple" chart:class="chart:scatter" chart:style-name="ch1">
        <chart:title svg:x="2.825cm" svg:y="0.309cm" chart:style-name="ch2">
          <text:p>Actual Velocity vs Commanded Velocity (Raw Data)</text:p>
        </chart:title>
        <chart:plot-area chart:style-name="ch3" table:cell-range-address="'Linear Velocity'.B1:'Linear Velocity'.B12 'Linear Velocity'.D1:'Linear Velocity'.D12" chart:data-source-has-labels="row" svg:x="1.333cm" svg:y="1.261cm" svg:width="14.454cm" svg:height="6.28cm">
          <chartooo:coordinate-region svg:x="2.245cm" svg:y="1.46cm" svg:width="13.302cm" svg:height="5.434cm"/>
          <chart:axis chart:dimension="x" chart:name="primary-x" chart:style-name="ch4">
            <chart:title svg:x="6.955cm" svg:y="7.714cm" chart:style-name="ch5">
              <text:p>Commanded Velocity</text:p>
            </chart:title>
          </chart:axis>
          <chart:axis chart:dimension="y" chart:name="primary-y" chart:style-name="ch4">
            <chart:title svg:x="0.451cm" svg:y="5.887cm" chart:style-name="ch6">
              <text:p>Actual Velocity [m/s]</text:p>
            </chart:title>
            <chart:grid chart:style-name="ch7" chart:class="major"/>
          </chart:axis>
          <chart:series chart:style-name="ch8" chart:values-cell-range-address="'Linear Velocity'.D2:'Linear Velocity'.D12" chart:label-cell-address="'Linear Velocity'.D1:'Linear Velocity'.D1" chart:class="chart:scatter">
            <chart:domain table:cell-range-address="'Linear Velocity'.B2:'Linear Velocity'.B12"/>
            <chart:data-point chart:repeated="5"/>
            <chart:data-point chart:style-name="ch9"/>
            <chart:data-point/>
            <chart:data-point chart:style-name="ch9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v_actual [m/s]</text:p>
                <draw:g>
                  <svg:desc>'Linear Velocity'.D1:'Linear Velocity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">
                <text:p>0.05</text:p>
                <draw:g>
                  <svg:desc>'Linear Velocity'.B2:'Linear Velocity'.B12</svg:desc>
                </draw:g>
              </table:table-cell>
              <table:table-cell office:value-type="float" office:value="0.0509813917919959">
                <text:p>0.0509813917919959</text:p>
                <draw:g>
                  <svg:desc>'Linear Velocity'.D2:'Linear Velocity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0990589400693412">
                <text:p>0.09905894006934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">
                <text:p>0.125</text:p>
              </table:table-cell>
              <table:table-cell office:value-type="float" office:value="0.121432908318154">
                <text:p>0.1214329083181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75">
                <text:p>0.175</text:p>
              </table:table-cell>
              <table:table-cell office:value-type="float" office:value="0.178731009830206">
                <text:p>0.1787310098302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9">
                <text:p>0.19</text:p>
              </table:table-cell>
              <table:table-cell office:value-type="float" office:value="0.183150183150183">
                <text:p>0.1831501831501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">
                <text:p>0.2</text:p>
              </table:table-cell>
              <table:table-cell office:value-type="float" office:value="0.194931773879142">
                <text:p>0.1949317738791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">
                <text:p>0.25</text:p>
              </table:table-cell>
              <table:table-cell office:value-type="float" office:value="0.197433366238894">
                <text:p>0.1974333662388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">
                <text:p>0.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0.198019801980198">
                <text:p>0.1980198019801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197433366238894">
                <text:p>0.1974333662388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0.19588638589618">
                <text:p>0.195886385896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234cm" svg:y="0.316cm" chart:style-name="ch2">
          <text:p>Actual vs Commanded Velocity (Linear Region)</text:p>
        </chart:title>
        <chart:plot-area chart:style-name="ch3" table:cell-range-address="'Linear Velocity'.B1:'Linear Velocity'.B7 'Linear Velocity'.D1:'Linear Velocity'.D7" chart:data-source-has-labels="row" svg:x="1.331cm" svg:y="1.275cm" svg:width="14.349cm" svg:height="6.564cm">
          <chartooo:coordinate-region svg:x="2.243cm" svg:y="1.474cm" svg:width="13.106cm" svg:height="5.718cm"/>
          <chart:axis chart:dimension="x" chart:name="primary-x" chart:style-name="ch4">
            <chart:title svg:x="6.9cm" svg:y="8.019cm" chart:style-name="ch5">
              <text:p>Commanded Velocity</text:p>
            </chart:title>
          </chart:axis>
          <chart:axis chart:dimension="y" chart:name="primary-y" chart:style-name="ch4">
            <chart:title svg:x="0.451cm" svg:y="6.043cm" chart:style-name="ch6">
              <text:p>Actual Velocity [m/s]</text:p>
            </chart:title>
            <chart:grid chart:style-name="ch7" chart:class="major"/>
          </chart:axis>
          <chart:series chart:style-name="ch8" chart:values-cell-range-address="'Linear Velocity'.D2:'Linear Velocity'.D7" chart:label-cell-address="'Linear Velocity'.D1:'Linear Velocity'.D1" chart:class="chart:scatter">
            <chart:domain table:cell-range-address="'Linear Velocity'.B2:'Linear Velocity'.B7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v_actual [m/s]</text:p>
                <draw:g>
                  <svg:desc>'Linear Velocity'.D1:'Linear Velocity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">
                <text:p>0.05</text:p>
                <draw:g>
                  <svg:desc>'Linear Velocity'.B2:'Linear Velocity'.B7</svg:desc>
                </draw:g>
              </table:table-cell>
              <table:table-cell office:value-type="float" office:value="0.0509813917919959">
                <text:p>0.0509813917919959</text:p>
                <draw:g>
                  <svg:desc>'Linear Velocity'.D2:'Linear Velocity'.D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0990589400693412">
                <text:p>0.09905894006934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">
                <text:p>0.125</text:p>
              </table:table-cell>
              <table:table-cell office:value-type="float" office:value="0.121432908318154">
                <text:p>0.1214329083181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75">
                <text:p>0.175</text:p>
              </table:table-cell>
              <table:table-cell office:value-type="float" office:value="0.178731009830206">
                <text:p>0.1787310098302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9">
                <text:p>0.19</text:p>
              </table:table-cell>
              <table:table-cell office:value-type="float" office:value="0.183150183150183">
                <text:p>0.1831501831501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">
                <text:p>0.2</text:p>
              </table:table-cell>
              <table:table-cell office:value-type="float" office:value="0.194931773879142">
                <text:p>0.1949317738791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3cm" svg:height="9.006cm" xlink:href=".." xlink:type="simple" chart:class="chart:scatter" chart:style-name="ch1">
        <chart:title svg:x="2.821cm" svg:y="0.316cm" chart:style-name="ch2">
          <text:p>Commanded vs Actual Angular Velocity (Raw Data)</text:p>
        </chart:title>
        <chart:plot-area chart:style-name="ch3" table:cell-range-address="'Angular Velocity'.B1:'Angular Velocity'.B5 'Angular Velocity'.D1:'Angular Velocity'.D5" chart:data-source-has-labels="row" svg:x="1.331cm" svg:y="1.275cm" svg:width="14.372cm" svg:height="6.57cm">
          <chartooo:coordinate-region svg:x="1.952cm" svg:y="1.474cm" svg:width="13.471cm" svg:height="5.724cm"/>
          <chart:axis chart:dimension="x" chart:name="primary-x" chart:style-name="ch4">
            <chart:title svg:x="6.303cm" svg:y="8.025cm" chart:style-name="ch5">
              <text:p>Commanded Angular Velocity</text:p>
            </chart:title>
          </chart:axis>
          <chart:axis chart:dimension="y" chart:name="primary-y" chart:style-name="ch4">
            <chart:title svg:x="0.451cm" svg:y="6.284cm" chart:style-name="ch6">
              <text:p>Actual Angular Velocity</text:p>
            </chart:title>
            <chart:grid chart:style-name="ch7" chart:class="major"/>
          </chart:axis>
          <chart:series chart:style-name="ch8" chart:values-cell-range-address="'Angular Velocity'.D2:'Angular Velocity'.D5" chart:label-cell-address="'Angular Velocity'.D1:'Angular Velocity'.D1" chart:class="chart:scatter">
            <chart:domain table:cell-range-address="'Angular Velocity'.B2:'Angular Velocity'.B5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w_actual [deg/s]</text:p>
                <draw:g>
                  <svg:desc>'Angular Velocity'.D1:'Angular Velocity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Angular Velocity'.B2:'Angular Velocity'.B5</svg:desc>
                </draw:g>
              </table:table-cell>
              <table:table-cell office:value-type="float" office:value="58.0645161290323">
                <text:p>58.0645161290323</text:p>
                <draw:g>
                  <svg:desc>'Angular Velocity'.D2:'Angular Velocity'.D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1.455108359133">
                <text:p>111.4551083591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41.176470588235">
                <text:p>141.1764705882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36.882129277567">
                <text:p>136.8821292775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